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6" style:family="paragraph" style:parent-style-name="Preformatted_20_Text">
      <style:text-properties fo:font-size="9pt" officeooo:rsid="0004e51a" officeooo:paragraph-rsid="002069ba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9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0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1" style:family="paragraph" style:parent-style-name="Preformatted_20_Text">
      <style:text-properties fo:font-size="9pt" officeooo:rsid="00196eb9" officeooo:paragraph-rsid="00196eb9" style:font-size-asian="9pt" style:font-size-complex="9pt"/>
    </style:style>
    <style:style style:name="P12" style:family="paragraph" style:parent-style-name="Preformatted_20_Text">
      <style:text-properties fo:font-size="9pt" officeooo:rsid="00197977" officeooo:paragraph-rsid="00197977" style:font-size-asian="9pt" style:font-size-complex="9pt"/>
    </style:style>
    <style:style style:name="P13" style:family="paragraph" style:parent-style-name="Preformatted_20_Text">
      <style:text-properties fo:font-size="9pt" officeooo:rsid="001b6604" officeooo:paragraph-rsid="001b6604" style:font-size-asian="9pt" style:font-size-complex="9pt"/>
    </style:style>
    <style:style style:name="P14" style:family="paragraph" style:parent-style-name="Preformatted_20_Text">
      <style:text-properties fo:font-size="9pt" officeooo:rsid="001c5717" officeooo:paragraph-rsid="001c5717" style:font-size-asian="9pt" style:font-size-complex="9pt"/>
    </style:style>
    <style:style style:name="P15" style:family="paragraph" style:parent-style-name="Preformatted_20_Text">
      <style:text-properties fo:font-size="9pt" officeooo:rsid="002069ba" officeooo:paragraph-rsid="0020ef14" style:font-size-asian="9pt" style:font-size-complex="9pt"/>
    </style:style>
    <style:style style:name="P16" style:family="paragraph" style:parent-style-name="Preformatted_20_Text">
      <style:text-properties fo:font-size="9pt" officeooo:rsid="0020ef14" officeooo:paragraph-rsid="0020ef14" style:font-size-asian="9pt" style:font-size-complex="9pt"/>
    </style:style>
    <style:style style:name="P17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18" style:family="paragraph" style:parent-style-name="Preformatted_20_Text">
      <style:text-properties fo:font-size="9pt" officeooo:rsid="002831b7" officeooo:paragraph-rsid="002831b7" style:font-size-asian="9pt" style:font-size-complex="9pt"/>
    </style:style>
    <style:style style:name="P19" style:family="paragraph" style:parent-style-name="Preformatted_20_Text">
      <style:text-properties fo:font-size="9pt" officeooo:rsid="0020ef14" officeooo:paragraph-rsid="0020ef14" style:font-size-asian="9pt" style:font-size-complex="9pt"/>
    </style:style>
    <style:style style:name="P20" style:family="paragraph" style:parent-style-name="Preformatted_20_Text">
      <style:text-properties fo:font-size="9pt" officeooo:rsid="002a050d" officeooo:paragraph-rsid="002a050d" style:font-size-asian="9pt" style:font-size-complex="9pt"/>
    </style:style>
    <style:style style:name="P21" style:family="paragraph" style:parent-style-name="Preformatted_20_Text">
      <style:text-properties fo:font-size="9pt" officeooo:rsid="002a050d" officeooo:paragraph-rsid="0040cf91" style:font-size-asian="9pt" style:font-size-complex="9pt"/>
    </style:style>
    <style:style style:name="P22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23" style:family="paragraph" style:parent-style-name="Preformatted_20_Text">
      <style:text-properties fo:font-size="9pt" officeooo:rsid="0021693b" officeooo:paragraph-rsid="000ed277" style:font-size-asian="9pt" style:font-size-complex="9pt"/>
    </style:style>
    <style:style style:name="P24" style:family="paragraph" style:parent-style-name="Preformatted_20_Text">
      <style:text-properties fo:font-size="9pt" officeooo:rsid="0021693b" officeooo:paragraph-rsid="002e08a5" style:font-size-asian="9pt" style:font-size-complex="9pt"/>
    </style:style>
    <style:style style:name="P25" style:family="paragraph" style:parent-style-name="Preformatted_20_Text">
      <style:text-properties fo:font-size="9pt" officeooo:rsid="0012457b" officeooo:paragraph-rsid="0012457b" style:font-size-asian="9pt" style:font-size-complex="9pt"/>
    </style:style>
    <style:style style:name="P26" style:family="paragraph" style:parent-style-name="Preformatted_20_Text">
      <style:text-properties fo:font-size="9pt" officeooo:rsid="0012457b" officeooo:paragraph-rsid="002e72c0" style:font-size-asian="9pt" style:font-size-complex="9pt"/>
    </style:style>
    <style:style style:name="P27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8" style:family="paragraph" style:parent-style-name="Preformatted_20_Text">
      <style:text-properties fo:font-size="9pt" officeooo:rsid="0001c012" officeooo:paragraph-rsid="002e72c0" style:font-size-asian="9pt" style:font-size-complex="9pt"/>
    </style:style>
    <style:style style:name="P29" style:family="paragraph" style:parent-style-name="Preformatted_20_Text">
      <style:text-properties fo:font-size="9pt" officeooo:rsid="0001c012" officeooo:paragraph-rsid="00367467" style:font-size-asian="9pt" style:font-size-complex="9pt"/>
    </style:style>
    <style:style style:name="P30" style:family="paragraph" style:parent-style-name="Preformatted_20_Text">
      <style:text-properties fo:font-size="9pt" officeooo:rsid="0001c012" officeooo:paragraph-rsid="00385205" style:font-size-asian="9pt" style:font-size-complex="9pt"/>
    </style:style>
    <style:style style:name="P31" style:family="paragraph" style:parent-style-name="Preformatted_20_Text">
      <style:text-properties fo:font-size="9pt" officeooo:rsid="00367467" officeooo:paragraph-rsid="00367467" style:font-size-asian="9pt" style:font-size-complex="9pt"/>
    </style:style>
    <style:style style:name="P32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33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34" style:family="paragraph" style:parent-style-name="Preformatted_20_Text">
      <style:text-properties fo:font-size="9pt" officeooo:rsid="0040cf91" officeooo:paragraph-rsid="0040cf91" style:font-size-asian="9pt" style:font-size-complex="9pt"/>
    </style:style>
    <style:style style:name="P35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36" style:family="paragraph" style:parent-style-name="Preformatted_20_Text">
      <style:text-properties fo:font-size="9pt" officeooo:rsid="00163046" officeooo:paragraph-rsid="00163046" style:font-size-asian="9pt" style:font-size-complex="9pt"/>
    </style:style>
    <style:style style:name="P37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38" style:family="paragraph" style:parent-style-name="Preformatted_20_Text">
      <style:text-properties fo:font-size="9pt" officeooo:rsid="00472c36" officeooo:paragraph-rsid="004a37f8" style:font-size-asian="9pt" style:font-size-complex="9pt"/>
    </style:style>
    <style:style style:name="P39" style:family="paragraph" style:parent-style-name="Preformatted_20_Text">
      <style:text-properties fo:font-size="9pt" officeooo:rsid="00472c36" officeooo:paragraph-rsid="004c2038" style:font-size-asian="9pt" style:font-size-complex="9pt"/>
    </style:style>
    <style:style style:name="P40" style:family="paragraph" style:parent-style-name="Preformatted_20_Text">
      <style:text-properties fo:font-size="9pt" officeooo:rsid="00472c36" officeooo:paragraph-rsid="0059437b" style:font-size-asian="9pt" style:font-size-complex="9pt"/>
    </style:style>
    <style:style style:name="P41" style:family="paragraph" style:parent-style-name="Preformatted_20_Text">
      <style:text-properties fo:font-size="9pt" officeooo:rsid="004f7764" officeooo:paragraph-rsid="004f7764" style:font-size-asian="9pt" style:font-size-complex="9pt"/>
    </style:style>
    <style:style style:name="P42" style:family="paragraph" style:parent-style-name="Preformatted_20_Text">
      <style:text-properties fo:font-size="9pt" officeooo:rsid="004f7764" officeooo:paragraph-rsid="0059437b" style:font-size-asian="9pt" style:font-size-complex="9pt"/>
    </style:style>
    <style:style style:name="P43" style:family="paragraph" style:parent-style-name="Preformatted_20_Text">
      <style:text-properties fo:font-size="9pt" officeooo:rsid="004f8a89" officeooo:paragraph-rsid="004f8a89" style:font-size-asian="9pt" style:font-size-complex="9pt"/>
    </style:style>
    <style:style style:name="P44" style:family="paragraph" style:parent-style-name="Preformatted_20_Text">
      <style:text-properties fo:font-size="9pt" officeooo:rsid="004f8a89" officeooo:paragraph-rsid="0059437b" style:font-size-asian="9pt" style:font-size-complex="9pt"/>
    </style:style>
    <style:style style:name="P45" style:family="paragraph" style:parent-style-name="Preformatted_20_Text">
      <style:text-properties fo:font-size="9pt" officeooo:rsid="005049b6" officeooo:paragraph-rsid="005049b6" style:font-size-asian="9pt" style:font-size-complex="9pt"/>
    </style:style>
    <style:style style:name="P46" style:family="paragraph" style:parent-style-name="Preformatted_20_Text">
      <style:text-properties fo:font-size="9pt" officeooo:rsid="005049b6" officeooo:paragraph-rsid="0059437b" style:font-size-asian="9pt" style:font-size-complex="9pt"/>
    </style:style>
    <style:style style:name="P47" style:family="paragraph" style:parent-style-name="Preformatted_20_Text">
      <style:text-properties fo:font-size="9pt" officeooo:rsid="005051a8" officeooo:paragraph-rsid="005051a8" style:font-size-asian="9pt" style:font-size-complex="9pt"/>
    </style:style>
    <style:style style:name="P48" style:family="paragraph" style:parent-style-name="Preformatted_20_Text">
      <style:text-properties fo:font-size="9pt" officeooo:rsid="005051a8" officeooo:paragraph-rsid="0059437b" style:font-size-asian="9pt" style:font-size-complex="9pt"/>
    </style:style>
    <style:style style:name="P49" style:family="paragraph" style:parent-style-name="Preformatted_20_Text">
      <style:text-properties fo:font-size="9pt" officeooo:rsid="0051a8d6" officeooo:paragraph-rsid="0051a8d6" style:font-size-asian="9pt" style:font-size-complex="9pt"/>
    </style:style>
    <style:style style:name="P50" style:family="paragraph" style:parent-style-name="Preformatted_20_Text">
      <style:text-properties fo:font-size="9pt" officeooo:rsid="0051a8d6" officeooo:paragraph-rsid="0059437b" style:font-size-asian="9pt" style:font-size-complex="9pt"/>
    </style:style>
    <style:style style:name="P51" style:family="paragraph" style:parent-style-name="Preformatted_20_Text">
      <style:text-properties fo:font-size="9pt" officeooo:rsid="0053630c" officeooo:paragraph-rsid="0053630c" style:font-size-asian="9pt" style:font-size-complex="9pt"/>
    </style:style>
    <style:style style:name="P52" style:family="paragraph" style:parent-style-name="Preformatted_20_Text">
      <style:text-properties fo:font-size="9pt" officeooo:rsid="0053630c" officeooo:paragraph-rsid="0059437b" style:font-size-asian="9pt" style:font-size-complex="9pt"/>
    </style:style>
    <style:style style:name="P53" style:family="paragraph" style:parent-style-name="Preformatted_20_Text">
      <style:text-properties fo:font-size="9pt" officeooo:rsid="005f1ca9" officeooo:paragraph-rsid="005f1ca9" style:font-size-asian="9pt" style:font-size-complex="9pt"/>
    </style:style>
    <style:style style:name="P54" style:family="paragraph" style:parent-style-name="Preformatted_20_Text">
      <style:text-properties fo:font-size="9pt" officeooo:rsid="0062a3b3" officeooo:paragraph-rsid="0065f28c" style:font-size-asian="9pt" style:font-size-complex="9pt"/>
    </style:style>
    <style:style style:name="P55" style:family="paragraph" style:parent-style-name="Preformatted_20_Text">
      <style:text-properties fo:font-size="9pt" officeooo:rsid="0062a3b3" officeooo:paragraph-rsid="0065fab1" style:font-size-asian="9pt" style:font-size-complex="9pt"/>
    </style:style>
    <style:style style:name="P56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57" style:family="paragraph" style:parent-style-name="Preformatted_20_Text">
      <style:text-properties fo:font-size="9pt" officeooo:rsid="0067a190" officeooo:paragraph-rsid="0067a190" style:font-size-asian="9pt" style:font-size-complex="9pt"/>
    </style:style>
    <style:style style:name="P58" style:family="paragraph" style:parent-style-name="Preformatted_20_Text">
      <style:text-properties fo:font-size="9pt" officeooo:rsid="00699ad0" officeooo:paragraph-rsid="00699ad0" style:font-size-asian="9pt" style:font-size-complex="9pt"/>
    </style:style>
    <style:style style:name="P59" style:family="paragraph" style:parent-style-name="Preformatted_20_Text">
      <style:text-properties fo:font-size="9pt" officeooo:rsid="006b4028" officeooo:paragraph-rsid="006b4028" style:font-size-asian="9pt" style:font-size-complex="9pt"/>
    </style:style>
    <style:style style:name="P60" style:family="paragraph" style:parent-style-name="Preformatted_20_Text">
      <style:text-properties fo:font-size="9pt" officeooo:rsid="006c19ae" officeooo:paragraph-rsid="006c19ae" style:font-size-asian="9pt" style:font-size-complex="9pt"/>
    </style:style>
    <style:style style:name="P61" style:family="paragraph" style:parent-style-name="Preformatted_20_Text">
      <style:text-properties fo:font-size="9pt" officeooo:rsid="006ee7f6" officeooo:paragraph-rsid="006ee7f6" style:font-size-asian="9pt" style:font-size-complex="9pt"/>
    </style:style>
    <style:style style:name="P62" style:family="paragraph" style:parent-style-name="Preformatted_20_Text">
      <style:text-properties fo:font-size="9pt" officeooo:rsid="006ee7f6" officeooo:paragraph-rsid="007df907" style:font-size-asian="9pt" style:font-size-complex="9pt"/>
    </style:style>
    <style:style style:name="P63" style:family="paragraph" style:parent-style-name="Preformatted_20_Text">
      <style:text-properties fo:font-size="9pt" officeooo:rsid="006ee7f6" officeooo:paragraph-rsid="0080bc27" style:font-size-asian="9pt" style:font-size-complex="9pt"/>
    </style:style>
    <style:style style:name="P64" style:family="paragraph" style:parent-style-name="Preformatted_20_Text">
      <style:text-properties fo:font-size="9pt" officeooo:rsid="006eeca9" officeooo:paragraph-rsid="006eeca9" style:font-size-asian="9pt" style:font-size-complex="9pt"/>
    </style:style>
    <style:style style:name="P65" style:family="paragraph" style:parent-style-name="Preformatted_20_Text">
      <style:text-properties fo:font-size="9pt" officeooo:rsid="007194f2" officeooo:paragraph-rsid="007194f2" style:font-size-asian="9pt" style:font-size-complex="9pt"/>
    </style:style>
    <style:style style:name="P66" style:family="paragraph" style:parent-style-name="Preformatted_20_Text">
      <style:text-properties fo:font-size="9pt" officeooo:rsid="0072322d" officeooo:paragraph-rsid="0072322d" style:font-size-asian="9pt" style:font-size-complex="9pt"/>
    </style:style>
    <style:style style:name="P67" style:family="paragraph" style:parent-style-name="Preformatted_20_Text">
      <style:text-properties fo:font-size="9pt" officeooo:rsid="007420cb" officeooo:paragraph-rsid="007420cb" style:font-size-asian="9pt" style:font-size-complex="9pt"/>
    </style:style>
    <style:style style:name="P68" style:family="paragraph" style:parent-style-name="Preformatted_20_Text">
      <style:text-properties fo:font-size="9pt" officeooo:rsid="0075d0c3" officeooo:paragraph-rsid="0075d0c3" style:font-size-asian="9pt" style:font-size-complex="9pt"/>
    </style:style>
    <style:style style:name="P69" style:family="paragraph" style:parent-style-name="Preformatted_20_Text">
      <style:text-properties fo:font-size="9pt" officeooo:rsid="007ac513" officeooo:paragraph-rsid="007ac513" style:font-size-asian="9pt" style:font-size-complex="9pt"/>
    </style:style>
    <style:style style:name="P70" style:family="paragraph" style:parent-style-name="Preformatted_20_Text">
      <style:text-properties fo:font-size="9pt" officeooo:rsid="007be170" officeooo:paragraph-rsid="007be170" style:font-size-asian="9pt" style:font-size-complex="9pt"/>
    </style:style>
    <style:style style:name="P71" style:family="paragraph" style:parent-style-name="Preformatted_20_Text">
      <style:text-properties fo:font-size="9pt" officeooo:rsid="007ebd4c" officeooo:paragraph-rsid="007ebd4c" style:font-size-asian="9pt" style:font-size-complex="9pt"/>
    </style:style>
    <style:style style:name="P72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73" style:family="paragraph" style:parent-style-name="Preformatted_20_Text">
      <style:text-properties fo:font-size="9pt" officeooo:rsid="000356a0" officeooo:paragraph-rsid="008827de" style:font-size-asian="9pt" style:font-size-complex="9pt"/>
    </style:style>
    <style:style style:name="P74" style:family="paragraph" style:parent-style-name="Preformatted_20_Text">
      <style:text-properties fo:font-size="9pt" officeooo:rsid="0085425b" officeooo:paragraph-rsid="008827de" style:font-size-asian="9pt" style:font-size-complex="9pt"/>
    </style:style>
    <style:style style:name="P75" style:family="paragraph" style:parent-style-name="Preformatted_20_Text">
      <style:text-properties fo:font-size="9pt" officeooo:rsid="0086a0d1" officeooo:paragraph-rsid="008827de" style:font-size-asian="9pt" style:font-size-complex="9pt"/>
    </style:style>
    <style:style style:name="P76" style:family="paragraph" style:parent-style-name="Preformatted_20_Text">
      <style:text-properties fo:font-size="9pt" officeooo:rsid="0087c5a5" officeooo:paragraph-rsid="008827de" style:font-size-asian="9pt" style:font-size-complex="9pt"/>
    </style:style>
    <style:style style:name="P77" style:family="paragraph" style:parent-style-name="Preformatted_20_Text">
      <style:text-properties fo:font-size="9pt" officeooo:rsid="00070cb6" officeooo:paragraph-rsid="008c15fd" style:font-size-asian="9pt" style:font-size-complex="9pt"/>
    </style:style>
    <style:style style:name="P78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79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80" style:family="paragraph" style:parent-style-name="Preformatted_20_Text">
      <style:text-properties fo:font-size="9pt" officeooo:rsid="0091d26d" officeooo:paragraph-rsid="009ab552" style:font-size-asian="9pt" style:font-size-complex="9pt"/>
    </style:style>
    <style:style style:name="P81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82" style:family="paragraph" style:parent-style-name="Preformatted_20_Text">
      <style:text-properties fo:font-size="9pt" officeooo:rsid="0091d348" officeooo:paragraph-rsid="0091d348" style:font-size-asian="9pt" style:font-size-complex="9pt"/>
    </style:style>
    <style:style style:name="P83" style:family="paragraph" style:parent-style-name="Preformatted_20_Text">
      <style:text-properties fo:font-size="9pt" officeooo:rsid="00945258" officeooo:paragraph-rsid="00945258" style:font-size-asian="9pt" style:font-size-complex="9pt"/>
    </style:style>
    <style:style style:name="P84" style:family="paragraph" style:parent-style-name="Preformatted_20_Text">
      <style:text-properties fo:font-size="9pt" officeooo:rsid="00957eeb" officeooo:paragraph-rsid="00957eeb" style:font-size-asian="9pt" style:font-size-complex="9pt"/>
    </style:style>
    <style:style style:name="P85" style:family="paragraph" style:parent-style-name="Preformatted_20_Text">
      <style:text-properties fo:font-size="9pt" officeooo:rsid="0096afc8" officeooo:paragraph-rsid="0096afc8" style:font-size-asian="9pt" style:font-size-complex="9pt"/>
    </style:style>
    <style:style style:name="P86" style:family="paragraph" style:parent-style-name="Preformatted_20_Text">
      <style:text-properties fo:font-size="9pt" officeooo:rsid="009ec877" officeooo:paragraph-rsid="009ec877" style:font-size-asian="9pt" style:font-size-complex="9pt"/>
    </style:style>
    <style:style style:name="P87" style:family="paragraph" style:parent-style-name="Preformatted_20_Text">
      <style:text-properties fo:font-size="9pt" officeooo:rsid="00a25144" officeooo:paragraph-rsid="00a25144" style:font-size-asian="9pt" style:font-size-complex="9pt"/>
    </style:style>
    <style:style style:name="P88" style:family="paragraph" style:parent-style-name="Preformatted_20_Text">
      <style:text-properties fo:font-size="9pt" officeooo:rsid="00a45ab5" officeooo:paragraph-rsid="00a45ab5" style:font-size-asian="9pt" style:font-size-complex="9pt"/>
    </style:style>
    <style:style style:name="P89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90" style:family="paragraph" style:parent-style-name="Preformatted_20_Text">
      <style:text-properties fo:font-size="9pt" officeooo:rsid="00a4c6c7" officeooo:paragraph-rsid="00a4c6c7" style:font-size-asian="9pt" style:font-size-complex="9pt"/>
    </style:style>
    <style:style style:name="P91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92" style:family="paragraph" style:parent-style-name="Preformatted_20_Text">
      <style:text-properties fo:font-size="9pt" officeooo:rsid="00a6a098" officeooo:paragraph-rsid="00a6a098" style:font-size-asian="9pt" style:font-size-complex="9pt"/>
    </style:style>
    <style:style style:name="P93" style:family="paragraph" style:parent-style-name="Preformatted_20_Text">
      <style:text-properties fo:font-size="9pt" officeooo:rsid="00a7e97d" officeooo:paragraph-rsid="00a7e97d" style:font-size-asian="9pt" style:font-size-complex="9pt"/>
    </style:style>
    <style:style style:name="P94" style:family="paragraph" style:parent-style-name="Preformatted_20_Text">
      <style:text-properties fo:font-size="9pt" officeooo:rsid="00b2701f" officeooo:paragraph-rsid="00b2701f" style:font-size-asian="9pt" style:font-size-complex="9pt"/>
    </style:style>
    <style:style style:name="P95" style:family="paragraph" style:parent-style-name="Preformatted_20_Text">
      <style:text-properties fo:font-size="9pt" officeooo:rsid="00b342af" officeooo:paragraph-rsid="00b342af" style:font-size-asian="9pt" style:font-size-complex="9pt"/>
    </style:style>
    <style:style style:name="P96" style:family="paragraph" style:parent-style-name="Preformatted_20_Text">
      <style:text-properties fo:font-size="9pt" officeooo:rsid="00b5e855" officeooo:paragraph-rsid="00b5e855" style:font-size-asian="9pt" style:font-size-complex="9pt"/>
    </style:style>
    <style:style style:name="P97" style:family="paragraph" style:parent-style-name="Preformatted_20_Text">
      <style:text-properties fo:font-size="9pt" officeooo:rsid="00b8a07b" officeooo:paragraph-rsid="00b8a07b" style:font-size-asian="9pt" style:font-size-complex="9pt"/>
    </style:style>
    <style:style style:name="P98" style:family="paragraph" style:parent-style-name="Preformatted_20_Text">
      <style:text-properties fo:font-size="9pt" officeooo:rsid="00ba4205" officeooo:paragraph-rsid="00ba4205" style:font-size-asian="9pt" style:font-size-complex="9pt"/>
    </style:style>
    <style:style style:name="P99" style:family="paragraph" style:parent-style-name="Preformatted_20_Text">
      <style:text-properties fo:font-size="9pt" officeooo:rsid="00bb3c34" officeooo:paragraph-rsid="00bb3c34" style:font-size-asian="9pt" style:font-size-complex="9pt"/>
    </style:style>
    <style:style style:name="P100" style:family="paragraph" style:parent-style-name="Preformatted_20_Text">
      <style:text-properties fo:font-size="9pt" officeooo:rsid="00bc72a7" officeooo:paragraph-rsid="00bc72a7" style:font-size-asian="9pt" style:font-size-complex="9pt"/>
    </style:style>
    <style:style style:name="P101" style:family="paragraph" style:parent-style-name="Preformatted_20_Text">
      <style:text-properties fo:font-size="9pt" officeooo:rsid="00bcb6b3" officeooo:paragraph-rsid="00bcb6b3" style:font-size-asian="9pt" style:font-size-complex="9pt"/>
    </style:style>
    <style:style style:name="P102" style:family="paragraph" style:parent-style-name="Preformatted_20_Text">
      <style:text-properties fo:font-size="9pt" officeooo:rsid="00bcb6b3" officeooo:paragraph-rsid="00bf0d96" style:font-size-asian="9pt" style:font-size-complex="9pt"/>
    </style:style>
    <style:style style:name="P103" style:family="paragraph" style:parent-style-name="Preformatted_20_Text">
      <style:text-properties fo:font-size="9pt" officeooo:rsid="00c236f0" officeooo:paragraph-rsid="00c236f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c1ad8"/>
    </style:style>
    <style:style style:name="T6" style:family="text">
      <style:text-properties officeooo:rsid="000e348b"/>
    </style:style>
    <style:style style:name="T7" style:family="text">
      <style:text-properties officeooo:rsid="000ed277"/>
    </style:style>
    <style:style style:name="T8" style:family="text">
      <style:text-properties officeooo:rsid="0012457b"/>
    </style:style>
    <style:style style:name="T9" style:family="text">
      <style:text-properties officeooo:rsid="00140c9d"/>
    </style:style>
    <style:style style:name="T10" style:family="text">
      <style:text-properties officeooo:rsid="0017e90c"/>
    </style:style>
    <style:style style:name="T11" style:family="text">
      <style:text-properties officeooo:rsid="00196eb9"/>
    </style:style>
    <style:style style:name="T12" style:family="text">
      <style:text-properties officeooo:rsid="00197977"/>
    </style:style>
    <style:style style:name="T13" style:family="text">
      <style:text-properties officeooo:rsid="001b4a62"/>
    </style:style>
    <style:style style:name="T14" style:family="text">
      <style:text-properties officeooo:rsid="001dc152"/>
    </style:style>
    <style:style style:name="T15" style:family="text">
      <style:text-properties officeooo:rsid="002069ba"/>
    </style:style>
    <style:style style:name="T16" style:family="text">
      <style:text-properties officeooo:rsid="0020ef14"/>
    </style:style>
    <style:style style:name="T17" style:family="text">
      <style:text-properties officeooo:rsid="002230df"/>
    </style:style>
    <style:style style:name="T18" style:family="text">
      <style:text-properties officeooo:rsid="0023dd03"/>
    </style:style>
    <style:style style:name="T19" style:family="text">
      <style:text-properties officeooo:rsid="00292be2"/>
    </style:style>
    <style:style style:name="T20" style:family="text">
      <style:text-properties officeooo:rsid="00299fed"/>
    </style:style>
    <style:style style:name="T21" style:family="text">
      <style:text-properties officeooo:rsid="002e72c0"/>
    </style:style>
    <style:style style:name="T22" style:family="text">
      <style:text-properties officeooo:rsid="002f0617"/>
    </style:style>
    <style:style style:name="T23" style:family="text">
      <style:text-properties officeooo:rsid="00321113"/>
    </style:style>
    <style:style style:name="T24" style:family="text">
      <style:text-properties officeooo:rsid="0033ca68"/>
    </style:style>
    <style:style style:name="T25" style:family="text">
      <style:text-properties officeooo:rsid="00367467"/>
    </style:style>
    <style:style style:name="T26" style:family="text">
      <style:text-properties officeooo:rsid="00385205"/>
    </style:style>
    <style:style style:name="T27" style:family="text">
      <style:text-properties officeooo:rsid="003b617f"/>
    </style:style>
    <style:style style:name="T28" style:family="text">
      <style:text-properties officeooo:rsid="003c06ee"/>
    </style:style>
    <style:style style:name="T29" style:family="text">
      <style:text-properties officeooo:rsid="003f1013"/>
    </style:style>
    <style:style style:name="T30" style:family="text">
      <style:text-properties officeooo:rsid="0040cf91"/>
    </style:style>
    <style:style style:name="T31" style:family="text">
      <style:text-properties officeooo:rsid="0042b154"/>
    </style:style>
    <style:style style:name="T32" style:family="text">
      <style:text-properties officeooo:rsid="00472c36"/>
    </style:style>
    <style:style style:name="T33" style:family="text">
      <style:text-properties officeooo:rsid="004a37f8"/>
    </style:style>
    <style:style style:name="T34" style:family="text">
      <style:text-properties officeooo:rsid="004c2038"/>
    </style:style>
    <style:style style:name="T35" style:family="text">
      <style:text-properties officeooo:rsid="004dc0e4"/>
    </style:style>
    <style:style style:name="T36" style:family="text">
      <style:text-properties officeooo:rsid="004f7764"/>
    </style:style>
    <style:style style:name="T37" style:family="text">
      <style:text-properties officeooo:rsid="004f8a89"/>
    </style:style>
    <style:style style:name="T38" style:family="text">
      <style:text-properties officeooo:rsid="005051a8"/>
    </style:style>
    <style:style style:name="T39" style:family="text">
      <style:text-properties officeooo:rsid="0051a8d6"/>
    </style:style>
    <style:style style:name="T40" style:family="text">
      <style:text-properties officeooo:rsid="0053630c"/>
    </style:style>
    <style:style style:name="T41" style:family="text">
      <style:text-properties officeooo:rsid="00543256"/>
    </style:style>
    <style:style style:name="T42" style:family="text">
      <style:text-properties officeooo:rsid="0055e785"/>
    </style:style>
    <style:style style:name="T43" style:family="text">
      <style:text-properties officeooo:rsid="00599cfd"/>
    </style:style>
    <style:style style:name="T44" style:family="text">
      <style:text-properties officeooo:rsid="0059b36f"/>
    </style:style>
    <style:style style:name="T45" style:family="text">
      <style:text-properties officeooo:rsid="005a10cb"/>
    </style:style>
    <style:style style:name="T46" style:family="text">
      <style:text-properties officeooo:rsid="005f1ca9"/>
    </style:style>
    <style:style style:name="T47" style:family="text">
      <style:text-properties officeooo:rsid="0060e3a7"/>
    </style:style>
    <style:style style:name="T48" style:family="text">
      <style:text-properties officeooo:rsid="00632448"/>
    </style:style>
    <style:style style:name="T49" style:family="text">
      <style:text-properties officeooo:rsid="0065f28c"/>
    </style:style>
    <style:style style:name="T50" style:family="text">
      <style:text-properties officeooo:rsid="0065fab1"/>
    </style:style>
    <style:style style:name="T51" style:family="text">
      <style:text-properties officeooo:rsid="00699ad0"/>
    </style:style>
    <style:style style:name="T52" style:family="text">
      <style:text-properties officeooo:rsid="006d15c5"/>
    </style:style>
    <style:style style:name="T53" style:family="text">
      <style:text-properties officeooo:rsid="006ee7f6"/>
    </style:style>
    <style:style style:name="T54" style:family="text">
      <style:text-properties officeooo:rsid="006eeca9"/>
    </style:style>
    <style:style style:name="T55" style:family="text">
      <style:text-properties officeooo:rsid="006f9ae8"/>
    </style:style>
    <style:style style:name="T56" style:family="text">
      <style:text-properties officeooo:rsid="007194f2"/>
    </style:style>
    <style:style style:name="T57" style:family="text">
      <style:text-properties officeooo:rsid="0072322d"/>
    </style:style>
    <style:style style:name="T58" style:family="text">
      <style:text-properties officeooo:rsid="007579f9"/>
    </style:style>
    <style:style style:name="T59" style:family="text">
      <style:text-properties officeooo:rsid="0075d0c3"/>
    </style:style>
    <style:style style:name="T60" style:family="text">
      <style:text-properties officeooo:rsid="0078ec60"/>
    </style:style>
    <style:style style:name="T61" style:family="text">
      <style:text-properties officeooo:rsid="0079efe5"/>
    </style:style>
    <style:style style:name="T62" style:family="text">
      <style:text-properties officeooo:rsid="007df907"/>
    </style:style>
    <style:style style:name="T63" style:family="text">
      <style:text-properties officeooo:rsid="007ebd4c"/>
    </style:style>
    <style:style style:name="T64" style:family="text">
      <style:text-properties officeooo:rsid="0080bc27"/>
    </style:style>
    <style:style style:name="T65" style:family="text">
      <style:text-properties officeooo:rsid="0080c721"/>
    </style:style>
    <style:style style:name="T66" style:family="text">
      <style:text-properties officeooo:rsid="00842fb4"/>
    </style:style>
    <style:style style:name="T67" style:family="text">
      <style:text-properties officeooo:rsid="0087d569"/>
    </style:style>
    <style:style style:name="T68" style:family="text">
      <style:text-properties officeooo:rsid="008c15fd"/>
    </style:style>
    <style:style style:name="T69" style:family="text">
      <style:text-properties officeooo:rsid="00995677"/>
    </style:style>
    <style:style style:name="T70" style:family="text">
      <style:text-properties officeooo:rsid="009ab552"/>
    </style:style>
    <style:style style:name="T71" style:family="text">
      <style:text-properties officeooo:rsid="009ca96e"/>
    </style:style>
    <style:style style:name="T72" style:family="text">
      <style:text-properties officeooo:rsid="009d0699"/>
    </style:style>
    <style:style style:name="T73" style:family="text">
      <style:text-properties officeooo:rsid="009ec877"/>
    </style:style>
    <style:style style:name="T74" style:family="text">
      <style:text-properties officeooo:rsid="009fcb1b"/>
    </style:style>
    <style:style style:name="T75" style:family="text">
      <style:text-properties officeooo:rsid="00a09010"/>
    </style:style>
    <style:style style:name="T76" style:family="text">
      <style:text-properties officeooo:rsid="00a25144"/>
    </style:style>
    <style:style style:name="T77" style:family="text">
      <style:text-properties officeooo:rsid="00a3856a"/>
    </style:style>
    <style:style style:name="T78" style:family="text">
      <style:text-properties officeooo:rsid="00a4c6c7"/>
    </style:style>
    <style:style style:name="T79" style:family="text">
      <style:text-properties officeooo:rsid="00a7e97d"/>
    </style:style>
    <style:style style:name="T80" style:family="text">
      <style:text-properties officeooo:rsid="00a8fb36"/>
    </style:style>
    <style:style style:name="T81" style:family="text">
      <style:text-properties officeooo:rsid="00aa9a23"/>
    </style:style>
    <style:style style:name="T82" style:family="text">
      <style:text-properties officeooo:rsid="00abf0e8"/>
    </style:style>
    <style:style style:name="T83" style:family="text">
      <style:text-properties officeooo:rsid="00ad3959"/>
    </style:style>
    <style:style style:name="T84" style:family="text">
      <style:text-properties officeooo:rsid="00aec69e"/>
    </style:style>
    <style:style style:name="T85" style:family="text">
      <style:text-properties officeooo:rsid="00b08175"/>
    </style:style>
    <style:style style:name="T86" style:family="text">
      <style:text-properties officeooo:rsid="00b2701f"/>
    </style:style>
    <style:style style:name="T87" style:family="text">
      <style:text-properties officeooo:rsid="00b342af"/>
    </style:style>
    <style:style style:name="T88" style:family="text">
      <style:text-properties officeooo:rsid="00b707d1"/>
    </style:style>
    <style:style style:name="T89" style:family="text">
      <style:text-properties officeooo:rsid="00b8a07b"/>
    </style:style>
    <style:style style:name="T90" style:family="text">
      <style:text-properties officeooo:rsid="00bc72a7"/>
    </style:style>
    <style:style style:name="T91" style:family="text">
      <style:text-properties officeooo:rsid="00bcb6b3"/>
    </style:style>
    <style:style style:name="T92" style:family="text">
      <style:text-properties officeooo:rsid="00be9110"/>
    </style:style>
    <style:style style:name="T93" style:family="text">
      <style:text-properties officeooo:rsid="00bf0d96"/>
    </style:style>
    <style:style style:name="T94" style:family="text">
      <style:text-properties officeooo:rsid="00c0158a"/>
    </style:style>
    <style:style style:name="T95" style:family="text">
      <style:text-properties officeooo:rsid="00c20474"/>
    </style:style>
    <style:style style:name="T96" style:family="text">
      <style:text-properties officeooo:rsid="00c236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ET boardContainer = boardContainer node</text:p>
      <text:p text:style-name="P1"/>
      <text:p text:style-name="P1">centralData {</text:p>
      <text:p text:style-name="P28"><text:tab/>board<text:span text:style-name="T17">Tiles</text:span><text:span text:style-name="T21">{</text:span></text:p>
      <text:p text:style-name="P29"><text:span text:style-name="T21"><text:tab/><text:tab/>x: </text:span><text:span text:style-name="T25">[</text:span></text:p>
      <text:p text:style-name="P30"><text:span text:style-name="T26"><text:tab/><text:tab/><text:tab/></text:span><text:span text:style-name="T24">{</text:span></text:p>
      <text:p text:style-name="P3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30"><text:span text:style-name="T21"><text:tab/><text:tab/></text:span><text:span text:style-name="T25"><text:tab/></text:span><text:span text:style-name="T24">}</text:span><text:span text:style-name="T26">,</text:span></text:p>
      <text:p text:style-name="P30"><text:span text:style-name="T26"><text:tab/><text:tab/><text:tab/></text:span><text:span text:style-name="T24">{</text:span></text:p>
      <text:p text:style-name="P3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30"><text:span text:style-name="T21"><text:tab/><text:tab/></text:span><text:span text:style-name="T25"><text:tab/></text:span><text:span text:style-name="T24">}</text:span><text:span text:style-name="T26">,</text:span></text:p>
      <text:p text:style-name="P30"><text:span text:style-name="T26"><text:tab/><text:tab/><text:tab/></text:span><text:span text:style-name="T24">{</text:span></text:p>
      <text:p text:style-name="P3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30"><text:span text:style-name="T21"><text:tab/><text:tab/></text:span><text:span text:style-name="T25"><text:tab/></text:span><text:span text:style-name="T24">}</text:span><text:span text:style-name="T26">,</text:span></text:p>
      <text:p text:style-name="P30"><text:span text:style-name="T26"><text:tab/><text:tab/><text:tab/></text:span><text:span text:style-name="T24">{</text:span></text:p>
      <text:p text:style-name="P3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30"><text:span text:style-name="T21"><text:tab/><text:tab/></text:span><text:span text:style-name="T25"><text:tab/></text:span><text:span text:style-name="T24">}</text:span><text:span text:style-name="T26">,</text:span></text:p>
      <text:p text:style-name="P30"><text:span text:style-name="T26"><text:tab/><text:tab/><text:tab/></text:span><text:span text:style-name="T24">{</text:span></text:p>
      <text:p text:style-name="P3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30"><text:span text:style-name="T21"><text:tab/><text:tab/></text:span><text:span text:style-name="T25"><text:tab/></text:span><text:span text:style-name="T24">}</text:span><text:span text:style-name="T26">,</text:span></text:p>
      <text:p text:style-name="P30"><text:span text:style-name="T26"><text:tab/><text:tab/><text:tab/></text:span><text:span text:style-name="T24">{</text:span></text:p>
      <text:p text:style-name="P3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30"><text:span text:style-name="T21"><text:tab/><text:tab/></text:span><text:span text:style-name="T25"><text:tab/></text:span><text:span text:style-name="T24">}</text:span><text:span text:style-name="T26">,</text:span></text:p>
      <text:p text:style-name="P30"><text:span text:style-name="T26"><text:tab/><text:tab/><text:tab/></text:span><text:span text:style-name="T24">{</text:span></text:p>
      <text:p text:style-name="P3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30"><text:span text:style-name="T21"><text:tab/><text:tab/></text:span><text:span text:style-name="T25"><text:tab/></text:span><text:span text:style-name="T24">}</text:span><text:span text:style-name="T26">,</text:span></text:p>
      <text:p text:style-name="P30"><text:span text:style-name="T26"><text:tab/><text:tab/><text:tab/></text:span><text:span text:style-name="T24">{</text:span></text:p>
      <text:p text:style-name="P3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30"><text:span text:style-name="T21"><text:tab/><text:tab/></text:span><text:span text:style-name="T25"><text:tab/></text:span><text:span text:style-name="T24">}</text:span><text:span text:style-name="T26">,</text:span></text:p>
      <text:p text:style-name="P31"><text:tab/><text:tab/>]</text:p>
      <text:p text:style-name="P28"><text:span text:style-name="T21"><text:tab/>}</text:span></text:p>
      <text:p text:style-name="P3"><text:tab/>getTileFromCoordinate()</text:p>
      <text:p text:style-name="P36"/>
      <text:p text:style-name="P38"><text:tab/>g<text:span text:style-name="T48">et</text:span>NextTile<text:span text:style-name="T33">(</text:span><text:span text:style-name="T37">tile</text:span><text:span text:style-name="T33">)</text:span><text:span text:style-name="T46">{</text:span></text:p>
      <text:p text:style-name="P51"><text:tab/><text:tab/>let oldX = tile.x</text:p>
      <text:p text:style-name="P51"><text:tab/><text:tab/>let oldY = tile.y</text:p>
      <text:p text:style-name="P47"><text:tab/><text:tab/>LET newX</text:p>
      <text:p text:style-name="P47"><text:tab/><text:tab/>LET newY</text:p>
      <text:p text:style-name="P47"/>
      <text:p text:style-name="P41"><text:tab/><text:tab/><text:span text:style-name="T37">IF tile.x </text:span><text:span text:style-name="T39">&gt;= 7 </text:span><text:span text:style-name="T37">AND tile.y &gt;= 7</text:span></text:p>
      <text:p text:style-name="P43"><text:tab/><text:tab/><text:tab/>return false</text:p>
      <text:p text:style-name="P45"><text:tab/><text:tab/>IF tile.x<text:span text:style-name="T38"> &gt;= 7</text:span></text:p>
      <text:p text:style-name="P47"><text:tab/><text:tab/><text:tab/>newX = 0</text:p>
      <text:p text:style-name="P49"><text:tab/><text:tab/><text:tab/>newY<text:span text:style-name="T40"> = tile.y++</text:span></text:p>
      <text:p text:style-name="P51"><text:tab/><text:tab/>ELSE</text:p>
      <text:p text:style-name="P51"><text:tab/><text:tab/><text:tab/>newX = tile.<text:span text:style-name="T41">x++</text:span></text:p>
      <text:p text:style-name="P47"><text:tab/><text:tab/><text:tab/></text:p>
      <text:p text:style-name="P38"><text:span text:style-name="T33"><text:tab/><text:tab/>return boardTiles.x[</text:span><text:span text:style-name="T34">tile.</text:span><text:span text:style-name="T42">newX</text:span><text:span text:style-name="T33">]</text:span><text:span text:style-name="T34">.y[tile.</text:span><text:span text:style-name="T42">newY</text:span><text:span text:style-name="T34">]</text:span></text:p>
      <text:p text:style-name="P53"><text:tab/>}</text:p>
      <text:p text:style-name="P38"/>
      <text:p text:style-name="P39"><text:tab/><text:span text:style-name="T48">get</text:span><text:span text:style-name="T34">Previou</text:span><text:span text:style-name="T35">s</text:span>Tile<text:span text:style-name="T33">(tile)</text:span><text:span text:style-name="T46">{</text:span></text:p>
      <text:p text:style-name="P52"><text:tab/><text:tab/>let oldX = tile.x</text:p>
      <text:p text:style-name="P52"><text:tab/><text:tab/>let oldY = tile.y</text:p>
      <text:p text:style-name="P48"><text:tab/><text:tab/>LET newX</text:p>
      <text:p text:style-name="P48"><text:tab/><text:tab/>LET newY</text:p>
      <text:p text:style-name="P48"/>
      <text:p text:style-name="P42"><text:tab/><text:tab/><text:span text:style-name="T37">IF tile.x </text:span><text:span text:style-name="T43">&lt;</text:span><text:span text:style-name="T39">= </text:span><text:span text:style-name="T43">0</text:span><text:span text:style-name="T39"> </text:span><text:span text:style-name="T37">AND tile.y </text:span><text:span text:style-name="T43">&lt;0</text:span></text:p>
      <text:p text:style-name="P44"><text:tab/><text:tab/><text:tab/>return false</text:p>
      <text:p text:style-name="P46"><text:tab/><text:tab/>IF tile.x<text:span text:style-name="T38"> </text:span><text:span text:style-name="T44">&lt;</text:span><text:span text:style-name="T38">= </text:span><text:span text:style-name="T44">0</text:span></text:p>
      <text:p text:style-name="P48"><text:tab/><text:tab/><text:tab/>newX = <text:span text:style-name="T44">7</text:span></text:p>
      <text:p text:style-name="P50"><text:tab/><text:tab/><text:tab/>newY<text:span text:style-name="T40"> = tile.y</text:span><text:span text:style-name="T44">--</text:span></text:p>
      <text:p text:style-name="P52"><text:tab/><text:tab/>ELSE</text:p>
      <text:p text:style-name="P52"><text:tab/><text:tab/><text:tab/>newX = tile.<text:span text:style-name="T41">x</text:span><text:span text:style-name="T45">--</text:span></text:p>
      <text:p text:style-name="P48"><text:tab/><text:tab/><text:tab/></text:p>
      <text:p text:style-name="P40"><text:span text:style-name="T33"><text:tab/><text:tab/>return boardTiles.x[</text:span><text:span text:style-name="T34">tile.</text:span><text:span text:style-name="T42">newX</text:span><text:span text:style-name="T33">]</text:span><text:span text:style-name="T34">.y[tile.</text:span><text:span text:style-name="T42">newY</text:span><text:span text:style-name="T34">]</text:span></text:p>
      <text:p text:style-name="P53"><text:tab/>}</text:p>
      <text:p text:style-name="P56"/>
      <text:p text:style-name="P56"/>
      <text:p text:style-name="P56"/>
      <text:p text:style-name="P56"><text:tab/>getPieceObjectFromString(string){</text:p>
      <text:p text:style-name="P56"><text:tab/><text:tab/>FOR EACH piece (piece) {</text:p>
      <text:p text:style-name="P56"><text:soft-page-break/><text:tab/><text:tab/><text:tab/>if piece.name equals string</text:p>
      <text:p text:style-name="P56"><text:tab/><text:tab/><text:tab/>return piece</text:p>
      <text:p text:style-name="P56"><text:tab/><text:tab/>}</text:p>
      <text:p text:style-name="P56"><text:tab/>}</text:p>
      <text:p text:style-name="P3">}</text:p>
      <text:p text:style-name="P1"><text:tab/></text:p>
      <text:p text:style-name="P4"/>
      <text:p text:style-name="P4"><text:span text:style-name="T2">b</text:span>oard {</text:p>
      <text:p text:style-name="P4"><text:tab/>tileFactory(<text:span text:style-name="T6">xCoordinate, yCoordinate, color</text:span>)<text:span text:style-name="T6">{</text:span></text:p>
      <text:p text:style-name="P5"><text:tab/><text:tab/>LET coordinates = [xCoordinate, yCoordinate]</text:p>
      <text:p text:style-name="P5"><text:tab/><text:tab/>LET color = color</text:p>
      <text:p text:style-name="P5"><text:tab/><text:tab/>LET content = ""</text:p>
      <text:p text:style-name="P5"><text:tab/><text:tab/>LET <text:span text:style-name="T75">available</text:span> = false</text:p>
      <text:p text:style-name="P5"><text:tab/><text:tab/>RETURN the object with the current variables as properties</text:p>
      <text:p text:style-name="P5"><text:span text:style-name="T9"><text:tab/></text:span>}</text:p>
      <text:p text:style-name="P5"><text:tab/><text:tab/></text:p>
      <text:p text:style-name="P32"><text:span text:style-name="T9"><text:tab/></text:span><text:span text:style-name="T1">runTile</text:span>Generator()<text:span text:style-name="T7">{</text:span></text:p>
      <text:p text:style-name="P22"><text:tab/>LET color = "white"</text:p>
      <text:p text:style-name="P22"><text:tab/>LET x = <text:span text:style-name="T36">0</text:span></text:p>
      <text:p text:style-name="P22"><text:tab/>LET y = <text:span text:style-name="T36">0</text:span></text:p>
      <text:p text:style-name="P22"><text:tab/>DO loop{</text:p>
      <text:p text:style-name="P22"><text:tab/><text:tab/>CREATE <text:span text:style-name="T8">tile object</text:span> through tileFactory(xCoordinate, Ycoordinate, color)</text:p>
      <text:p text:style-name="P25"><text:tab/><text:tab/>ADD eventlistener to tile<text:span text:style-name="T18"> (click, checkTileAction(tile)</text:span></text:p>
      <text:p text:style-name="P25"/>
      <text:p text:style-name="P24"><text:tab/><text:tab/>push tile onto board<text:span text:style-name="T17">Tiles</text:span><text:span text:style-name="T28">.x</text:span>[<text:span text:style-name="T28">xCoordinate</text:span>]<text:span text:style-name="T29">.</text:span><text:span text:style-name="T28">y[yCoordinate]</text:span></text:p>
      <text:p text:style-name="P26"/>
      <text:p text:style-name="P22"><text:tab/><text:tab/>IF xCoordinate &lt; <text:span text:style-name="T27">7</text:span></text:p>
      <text:p text:style-name="P22"><text:tab/><text:tab/><text:tab/>INCREMENT xCoordinate</text:p>
      <text:p text:style-name="P22"><text:tab/><text:tab/>ELSE IF yCoordinate &lt; <text:span text:style-name="T27">7</text:span></text:p>
      <text:p text:style-name="P22"><text:tab/><text:tab/><text:tab/>INCREMENT yCoordinate</text:p>
      <text:p text:style-name="P22"><text:tab/><text:tab/><text:tab/>xCoordinate = 1</text:p>
      <text:p text:style-name="P22"><text:tab/><text:tab/>ELSE</text:p>
      <text:p text:style-name="P22"><text:tab/><text:tab/><text:tab/>BREAK do loop</text:p>
      <text:p text:style-name="P23"/>
      <text:p text:style-name="P22"><text:tab/>}</text:p>
      <text:p text:style-name="P22"/>
      <text:p text:style-name="P73"><text:tab/>update()<text:span text:style-name="T65">{</text:span></text:p>
      <text:p text:style-name="P74"><text:tab/><text:tab/>boardcontainer content is empty</text:p>
      <text:p text:style-name="P72"><text:tab/><text:tab/>let currentTile = this.boardTiles.x[0].y[0]</text:p>
      <text:p text:style-name="P73"><text:span text:style-name="T65"><text:tab/><text:tab/>FOR (i = 0; i &gt;= 63 ; i++){</text:span></text:p>
      <text:p text:style-name="P75"><text:tab/><text:tab/><text:tab/>boardContainer APPEND currentTile</text:p>
      <text:p text:style-name="P76"><text:tab/><text:tab/><text:tab/>currentTile = <text:span text:style-name="T67">getNextTile(currentTile)</text:span></text:p>
      <text:p text:style-name="P73"><text:span text:style-name="T65"><text:tab/><text:tab/>}</text:span></text:p>
      <text:p text:style-name="P73"><text:span text:style-name="T65"><text:tab/>}</text:span></text:p>
      <text:p text:style-name="P73"/>
      <text:p text:style-name="P77"><text:tab/>updateAvailableTiles()<text:span text:style-name="T68">{</text:span></text:p>
      <text:p text:style-name="P77"><text:span text:style-name="T68"><text:tab/></text:span><text:span text:style-name="T73"><text:tab/></text:span></text:p>
      <text:p text:style-name="P77"><text:span text:style-name="T68"><text:tab/>}</text:span></text:p>
      <text:p text:style-name="P22"/>
      <text:p text:style-name="P1">}</text:p>
      <text:p text:style-name="P1"/>
      <text:p text:style-name="P1"/>
      <text:p text:style-name="P1"/>
      <text:p text:style-name="P1"/>
      <text:p text:style-name="P1"><text:span text:style-name="T2">p</text:span>ieces {</text:p>
      <text:p text:style-name="P1"><text:tab/>constructor(<text:span text:style-name="T10">name, movement, player</text:span>)<text:span text:style-name="T11"> {</text:span></text:p>
      <text:p text:style-name="P10"><text:tab/><text:tab/>name = name</text:p>
      <text:p text:style-name="P10"><text:tab/><text:tab/>movement = movement</text:p>
      <text:p text:style-name="P10"><text:tab/><text:tab/>player = player</text:p>
      <text:p text:style-name="P10"><text:tab/><text:tab/>picture = picture</text:p>
      <text:p text:style-name="P11"><text:tab/><text:tab/><text:span text:style-name="T6">RETURN the object with the current variables as properties</text:span></text:p>
      <text:p text:style-name="P11"><text:tab/>}</text:p>
      <text:p text:style-name="P2"><text:tab/><text:span text:style-name="T1">list</text:span><text:span text:style-name="T19">[</text:span></text:p>
      <text:p text:style-name="P12"><text:tab/><text:tab/>name: ""</text:p>
      <text:p text:style-name="P12"><text:tab/><text:tab/>movement: {</text:p>
      <text:p text:style-name="P12"><text:tab/><text:tab/><text:tab/>direction: other</text:p>
      <text:p text:style-name="P12"><text:tab/><text:tab/><text:tab/>x: </text:p>
      <text:p text:style-name="P12"><text:tab/><text:tab/><text:tab/>y: </text:p>
      <text:p text:style-name="P12"><text:tab/><text:tab/><text:tab/>jump: <text:span text:style-name="T13">BOOLEAN</text:span></text:p>
      <text:p text:style-name="P12"><text:tab/><text:tab/><text:tab/>attack{</text:p>
      <text:p text:style-name="P12"><text:tab/><text:tab/><text:tab/><text:span text:style-name="T13"><text:tab/></text:span>x: </text:p>
      <text:p text:style-name="P12"><text:soft-page-break/><text:tab/><text:tab/><text:tab/><text:span text:style-name="T13"><text:tab/></text:span>y:<text:span text:style-name="T13"> </text:span></text:p>
      <text:p text:style-name="P12"><text:tab/><text:tab/><text:tab/>}</text:p>
      <text:p text:style-name="P13"><text:tab/><text:tab/>player: "white" or "black"</text:p>
      <text:p text:style-name="P14"><text:tab/><text:tab/>image: image url<text:span text:style-name="T14"> (svg?)</text:span></text:p>
      <text:p text:style-name="P12"><text:tab/><text:tab/><text:span text:style-name="T19">]</text:span></text:p>
      <text:p text:style-name="P2"><text:span text:style-name="T12"><text:tab/></text:span><text:span text:style-name="T1">}</text:span></text:p>
      <text:p text:style-name="P2"/>
      <text:p text:style-name="P6"><text:span text:style-name="T4"><text:tab/></text:span>placement{</text:p>
      <text:p text:style-name="P15"><text:tab/><text:tab/>white<text:span text:style-name="T16">: </text:span><text:span text:style-name="T56">[</text:span></text:p>
      <text:p text:style-name="P16"><text:tab/><text:tab/><text:tab/>16 <text:span text:style-name="T30">array entries</text:span> with names</text:p>
      <text:p text:style-name="P65"><text:tab/><text:tab/><text:tab/>"rook"<text:span text:style-name="T57">,</text:span></text:p>
      <text:p text:style-name="P65"><text:tab/><text:tab/><text:tab/>"knight"<text:span text:style-name="T57">,</text:span></text:p>
      <text:p text:style-name="P65"><text:tab/><text:tab/><text:tab/>"bishop"<text:span text:style-name="T57">,</text:span></text:p>
      <text:p text:style-name="P65"><text:tab/><text:tab/><text:tab/>"queen"<text:span text:style-name="T57">,</text:span></text:p>
      <text:p text:style-name="P65"><text:tab/><text:tab/><text:tab/>"king"<text:span text:style-name="T57">,</text:span></text:p>
      <text:p text:style-name="P65"><text:tab/><text:tab/><text:tab/><text:span text:style-name="T57">"bishop",</text:span></text:p>
      <text:p text:style-name="P66"><text:tab/><text:tab/><text:tab/>"knight",</text:p>
      <text:p text:style-name="P66"><text:tab/><text:tab/><text:tab/>"rook",</text:p>
      <text:p text:style-name="P66"/>
      <text:p text:style-name="P66"><text:tab/><text:tab/><text:tab/>"pawn",</text:p>
      <text:p text:style-name="P66"><text:tab/><text:tab/><text:tab/>"pawn",</text:p>
      <text:p text:style-name="P66"><text:tab/><text:tab/><text:tab/>"pawn",</text:p>
      <text:p text:style-name="P66"><text:tab/><text:tab/><text:tab/>"pawn",</text:p>
      <text:p text:style-name="P66"><text:tab/><text:tab/><text:tab/>"pawn",</text:p>
      <text:p text:style-name="P66"><text:tab/><text:tab/><text:tab/>"pawn",</text:p>
      <text:p text:style-name="P66"><text:tab/><text:tab/><text:tab/>"pawn",</text:p>
      <text:p text:style-name="P66"><text:tab/><text:tab/><text:tab/>"pawn",</text:p>
      <text:p text:style-name="P16"><text:tab/><text:tab/><text:span text:style-name="T56">]</text:span></text:p>
      <text:p text:style-name="P15"><text:tab/><text:tab/><text:span text:style-name="T16">black: {</text:span></text:p>
      <text:p text:style-name="P16"><text:tab/><text:tab/><text:tab/>16 <text:span text:style-name="T31">array entries</text:span> with names</text:p>
      <text:p text:style-name="P16"><text:tab/><text:tab/>}</text:p>
      <text:p text:style-name="P6"><text:span text:style-name="T15"><text:tab/></text:span>}</text:p>
      <text:p text:style-name="P7">}</text:p>
      <text:p text:style-name="P7"/>
      <text:p text:style-name="P7"/>
      <text:p text:style-name="P7"/>
      <text:p text:style-name="P7"/>
      <text:p text:style-name="P7"/>
      <text:p text:style-name="P7">preparation <text:span text:style-name="T20">(</text:span>{</text:p>
      <text:p text:style-name="P18"><text:tab/>board.runTileGenerator()</text:p>
      <text:p text:style-name="P21"><text:tab/>addPiecesToTiles(</text:p>
      <text:p text:style-name="P59"><text:tab/><text:tab/>//<text:span text:style-name="T52"> </text:span>place the white pieces</text:p>
      <text:p text:style-name="P34"><text:span text:style-name="T32"><text:tab/></text:span><text:span text:style-name="T47"><text:tab/></text:span><text:span text:style-name="T62">LET</text:span><text:span text:style-name="T50"> </text:span><text:span text:style-name="T61">currentTile</text:span><text:span text:style-name="T50"> = </text:span><text:span text:style-name="T59">boardTiles.x[0].y[0]</text:span></text:p>
      <text:p text:style-name="P61"><text:tab/><text:tab/><text:span text:style-name="T62">LET</text:span> i = 0</text:p>
      <text:p text:style-name="P62"><text:tab/><text:tab/><text:span text:style-name="T55">LET</text:span><text:span text:style-name="T54"> pieceName = </text:span>placement<text:span text:style-name="T54">.white[i]</text:span></text:p>
      <text:p text:style-name="P54"><text:tab/><text:tab/><text:span text:style-name="T49">DO {</text:span></text:p>
      <text:p text:style-name="P67"><text:tab/><text:tab/><text:tab/>IF <text:span text:style-name="T53">placement</text:span><text:span text:style-name="T54">.white[i]</text:span> is not falsy,<text:span text:style-name="T63">{</text:span></text:p>
      <text:p text:style-name="P63"><text:span text:style-name="T64"><text:tab/><text:tab/><text:tab/><text:tab/></text:span><text:span text:style-name="T55">LET</text:span><text:span text:style-name="T54"> pieceName = </text:span>placement<text:span text:style-name="T54">.white[i]</text:span></text:p>
      <text:p text:style-name="P64"><text:tab/><text:tab/><text:tab/><text:span text:style-name="T58"><text:tab/></text:span><text:span text:style-name="T55">LET</text:span> pieceObject = getPieceObjectFromString(pieceName)</text:p>
      <text:p text:style-name="P69"><text:tab/><text:tab/><text:tab/><text:tab/>currentTile.content = pieceObject</text:p>
      <text:p text:style-name="P71"><text:tab/><text:tab/><text:tab/>}</text:p>
      <text:p text:style-name="P64"/>
      <text:p text:style-name="P68"><text:tab/><text:tab/><text:tab/><text:span text:style-name="T61">currentTile</text:span><text:span text:style-name="T60"> = </text:span>getNextTile(tile)</text:p>
      <text:p text:style-name="P70"><text:tab/><text:tab/><text:tab/>i++</text:p>
      <text:p text:style-name="P68"><text:tab/><text:tab/><text:tab/></text:p>
      <text:p text:style-name="P64"><text:tab/><text:tab/><text:tab/></text:p>
      <text:p text:style-name="P54"><text:span text:style-name="T49"><text:tab/><text:tab/>} WHILE: x &lt;= 7 AND y &lt;= 1</text:span></text:p>
      <text:p text:style-name="P54"/>
      <text:p text:style-name="P60"><text:tab/><text:tab/>// place the black pieces</text:p>
      <text:p text:style-name="P57"><text:tab/><text:tab/>let x = 0</text:p>
      <text:p text:style-name="P57"><text:tab/><text:tab/>let y = 6</text:p>
      <text:p text:style-name="P55"><text:tab/><text:tab/><text:span text:style-name="T49">DO {</text:span></text:p>
      <text:p text:style-name="P58"><text:tab/><text:tab/><text:tab/></text:p>
      <text:p text:style-name="P55"><text:span text:style-name="T49"><text:tab/><text:tab/>} WHILE: x &lt;= 7 AND y &lt;= </text:span><text:span text:style-name="T51">7</text:span></text:p>
      <text:p text:style-name="P21"><text:span text:style-name="T30"><text:tab/></text:span>)</text:p>
      <text:p text:style-name="P20"><text:tab/><text:span text:style-name="T66">board.</text:span>update()</text:p>
      <text:p text:style-name="P7">}<text:span text:style-name="T20">)()</text:span></text:p>
      <text:p text:style-name="P7"/>
      <text:p text:style-name="P7">gamePlay{</text:p>
      <text:p text:style-name="P7"><text:span text:style-name="T4"><text:tab/></text:span>checkTileAction<text:span text:style-name="T3">(</text:span><text:span text:style-name="T79">clickedTile</text:span><text:span text:style-name="T3">)</text:span></text:p>
      <text:p text:style-name="P10"><text:tab/><text:tab/>IF selected<text:span text:style-name="T79">Tile</text:span> is <text:span text:style-name="T79">falsy</text:span></text:p>
      <text:p text:style-name="P80"><text:soft-page-break/><text:tab/><text:tab/><text:tab/><text:span text:style-name="T70">IF selected</text:span><text:span text:style-name="T79">Tile</text:span><text:span text:style-name="T70"> is </text:span><text:span text:style-name="T79">falsy</text:span><text:span text:style-name="T70"> AND</text:span><text:span text:style-name="T79"> clickedTile</text:span><text:span text:style-name="T70"> is empty</text:span></text:p>
      <text:p text:style-name="P80"><text:span text:style-name="T70"><text:tab/><text:tab/><text:tab/><text:tab/></text:span>end function</text:p>
      <text:p text:style-name="P83"><text:tab/><text:tab/><text:span text:style-name="T70"><text:tab/></text:span>ELSE IF selected<text:span text:style-name="T81">Tile</text:span> is <text:span text:style-name="T81">falsy</text:span> <text:span text:style-name="T70">AND</text:span> <text:span text:style-name="T80">clickedTile</text:span> is NOT empty</text:p>
      <text:p text:style-name="P83"><text:tab/><text:tab/><text:span text:style-name="T70"><text:tab/></text:span><text:tab/>IF <text:span text:style-name="T69">the piece</text:span> is NOT the same<text:span text:style-name="T69"> color</text:span> as playerTurn</text:p>
      <text:p text:style-name="P85"><text:tab/><text:tab/><text:tab/><text:tab/><text:span text:style-name="T71"><text:tab/></text:span>end function</text:p>
      <text:p text:style-name="P84"><text:tab/><text:tab/><text:tab/><text:span text:style-name="T71"><text:tab/></text:span>ELSE IF <text:span text:style-name="T69">the piece</text:span> is the same<text:span text:style-name="T69"> color</text:span> as playerTurn</text:p>
      <text:p text:style-name="P85"><text:tab/><text:tab/><text:tab/><text:tab/><text:span text:style-name="T71"><text:tab/></text:span>selectPiece(tile)</text:p>
      <text:p text:style-name="P83"/>
      <text:p text:style-name="P79"><text:tab/><text:tab/>ELSE IF <text:span text:style-name="T70">selected</text:span><text:span text:style-name="T82">Tile</text:span><text:span text:style-name="T72"> is NOT empty</text:span></text:p>
      <text:p text:style-name="P86"><text:tab/><text:tab/><text:tab/><text:span text:style-name="T76">IF</text:span> <text:span text:style-name="T83">clickedTile</text:span> is <text:span text:style-name="T74">NOT available</text:span></text:p>
      <text:p text:style-name="P87"><text:tab/><text:tab/><text:tab/><text:tab/><text:span text:style-name="T77">deselectPiece()</text:span></text:p>
      <text:p text:style-name="P88"><text:tab/><text:tab/><text:tab/>IF <text:span text:style-name="T83">clickedTile</text:span> is available</text:p>
      <text:p text:style-name="P101"><text:tab/><text:tab/><text:tab/><text:tab/>IF clickedTile.content = ""</text:p>
      <text:p text:style-name="P101"><text:tab/><text:tab/><text:tab/><text:tab/><text:tab/>placePiece(tile)</text:p>
      <text:p text:style-name="P88"><text:tab/><text:tab/><text:tab/><text:tab/><text:span text:style-name="T91">IF clickedTile.</text:span><text:span text:style-name="T92">content</text:span><text:span text:style-name="T91">.</text:span><text:span text:style-name="T92">player</text:span><text:span text:style-name="T91"> is the same as playerTurn</text:span></text:p>
      <text:p text:style-name="P101"><text:tab/><text:tab/><text:tab/><text:tab/><text:tab/>deselectPiece<text:span text:style-name="T92">()</text:span></text:p>
      <text:p text:style-name="P102"><text:tab/><text:tab/><text:tab/><text:tab/>ELSE <text:span text:style-name="T93">IF c</text:span>lickedTile.<text:span text:style-name="T92">content</text:span>.<text:span text:style-name="T92">player</text:span> is <text:span text:style-name="T93">NOT </text:span>the same as <text:span text:style-name="T94"><text:tab/><text:tab/><text:tab/><text:tab/><text:tab/><text:tab/><text:tab/></text:span>playerTurn</text:p>
      <text:p text:style-name="P82"/>
      <text:p text:style-name="P10"/>
      <text:p text:style-name="P8"><text:tab/><text:span text:style-name="T5">selectPiece(</text:span><text:span text:style-name="T85">clickedTile</text:span><text:span text:style-name="T5">)</text:span></text:p>
      <text:p text:style-name="P92"><text:tab/><text:tab/>selected<text:span text:style-name="T87">Tile</text:span> = <text:span text:style-name="T85">clickedTile</text:span></text:p>
      <text:p text:style-name="P90"><text:tab/><text:tab/>updateAvailableTiles(<text:span text:style-name="T84">tile</text:span>)</text:p>
      <text:p text:style-name="P90"><text:tab/><text:tab/>updateBoard()</text:p>
      <text:p text:style-name="P8"/>
      <text:p text:style-name="P9"><text:tab/>placePiece(<text:span text:style-name="T85">newTile</text:span>)</text:p>
      <text:p text:style-name="P93"><text:tab/><text:tab/><text:span text:style-name="T86">newTile.content= selectedTile.content</text:span></text:p>
      <text:p text:style-name="P94"><text:tab/><text:tab/><text:span text:style-name="T95">make the origin tile empty</text:span></text:p>
      <text:p text:style-name="P103"/>
      <text:p text:style-name="P92"><text:tab/><text:tab/></text:p>
      <text:p text:style-name="P9"/>
      <text:p text:style-name="P9"><text:tab/>deselectPiece<text:span text:style-name="T87"><text:tab/></text:span><text:span text:style-name="T95">()</text:span></text:p>
      <text:p text:style-name="P95"><text:tab/><text:tab/>selectedTile = ""</text:p>
      <text:p text:style-name="P97"><text:tab/><text:tab/>updateAvailableTiles(false)</text:p>
      <text:p text:style-name="P98"><text:tab/><text:tab/>updateBoard()</text:p>
      <text:p text:style-name="P98"/>
      <text:p text:style-name="P99"><text:tab/>updateAvailableTiles(<text:span text:style-name="T90">tile</text:span>){</text:p>
      <text:p text:style-name="P99"><text:tab/><text:span text:style-name="T90"><text:tab/>let piece = tile.piece</text:span></text:p>
      <text:p text:style-name="P100"><text:tab/><text:tab/>let movement = piece.movement</text:p>
      <text:p text:style-name="P101"><text:tab/><text:tab/><text:tab/>first I have to make a list of all tiles that </text:p>
      <text:p text:style-name="P99"><text:tab/>}</text:p>
      <text:p text:style-name="P95"><text:tab/><text:tab/></text:p>
      <text:p text:style-name="P81"/>
      <text:p text:style-name="P37"><text:tab/>let selected<text:span text:style-name="T79">Tile </text:span>= ""</text:p>
      <text:p text:style-name="P79"><text:tab/>let playerTurn = "white"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4T19:20:37.900073466</dc:date>
    <meta:editing-duration>PT8H25M44S</meta:editing-duration>
    <meta:editing-cycles>177</meta:editing-cycles>
    <meta:document-statistic meta:table-count="0" meta:image-count="0" meta:object-count="0" meta:page-count="4" meta:paragraph-count="221" meta:word-count="559" meta:character-count="3946" meta:non-whitespace-character-count="3076"/>
  </office:meta>
</office:document-meta>
</file>